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5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3.1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4.9cm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3.65cm" fo:min-width="4.9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2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4.7cm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4.25cm" fo:min-width="4.7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6.7cm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3.55cm" fo:min-width="6.7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6.1cm"/>
    </style:style>
    <style:style style:name="gr11" style:family="graphic" style:parent-style-name="standard">
      <style:graphic-properties draw:fill="none" draw:textarea-horizontal-align="justify" draw:textarea-vertical-align="top" draw:auto-grow-height="false" fo:min-height="1.65cm" fo:min-width="6.1cm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2.3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1.09cm" fo:min-width="10cm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25.21cm" fo:min-width="10c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1.45cm" fo:min-width="4.5cm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5.2cm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2.15cm" fo:min-width="5.2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7.3cm"/>
    </style:style>
    <style:style style:name="gr19" style:family="graphic" style:parent-style-name="standard">
      <style:graphic-properties draw:fill="none" draw:textarea-horizontal-align="justify" draw:textarea-vertical-align="top" draw:auto-grow-height="false" fo:min-height="4.45cm" fo:min-width="7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1.3cm" svg:x="2cm" svg:y="1.7cm">
            <text:p text:style-name="P1">Activity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cm" svg:height="3.4cm" svg:x="2cm" svg:y="3cm">
            <text:list text:style-name="L1">
              <text:list-item>
                <text:p text:style-name="P2">ID</text:p>
              </text:list-item>
              <text:list-item>
                <text:p text:style-name="P2">Name</text:p>
              </text:list-item>
              <text:list-item>
                <text:p text:style-name="P2">Time</text:p>
              </text:list-item>
              <text:list-item>
                <text:p text:style-name="P2">Room_id (n:1)</text:p>
                <text:p text:style-name="P2"/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1" draw:layer="layout" svg:width="5.4cm" svg:height="1.3cm" svg:x="7.7cm" svg:y="1.6cm">
              <text:p text:style-name="P1">Expense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5.4cm" svg:height="3.9cm" svg:x="7.7cm" svg:y="2.9cm">
              <text:list text:style-name="L1">
                <text:list-item>
                  <text:p text:style-name="P2">ID</text:p>
                </text:list-item>
                <text:list-item>
                  <text:p text:style-name="P2">Name</text:p>
                </text:list-item>
                <text:list-item>
                  <text:p text:style-name="P2">Amount</text:p>
                </text:list-item>
                <text:list-item>
                  <text:p text:style-name="P2">PayedAlready</text:p>
                </text:list-item>
                <text:list-item>
                  <text:p text:style-name="P2">Activity_id (n:1)</text:p>
                  <text:p text:style-name="P2"/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3" draw:text-style-name="P1" draw:layer="layout" svg:width="5.4cm" svg:height="1.3cm" svg:x="10.6cm" svg:y="25.6cm">
                <text:p text:style-name="P1">Topic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3" draw:layer="layout" svg:width="5.4cm" svg:height="2.4cm" svg:x="10.6cm" svg:y="26.9cm">
                <text:list text:style-name="L1">
                  <text:list-item>
                    <text:p text:style-name="P2">ID</text:p>
                  </text:list-item>
                  <text:list-item>
                    <text:p text:style-name="P2">Name</text:p>
                  </text:list-item>
                  <text:list-item>
                    <text:p text:style-name="P2">Equipment (n:n)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g>
              <draw:custom-shape draw:style-name="gr6" draw:text-style-name="P1" draw:layer="layout" svg:width="5.2cm" svg:height="1.3cm" svg:x="2.9cm" svg:y="18.7cm">
                <text:p text:style-name="P1">MathCircle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3" draw:layer="layout" svg:width="5.2cm" svg:height="4.5cm" svg:x="2.9cm" svg:y="20cm">
                <text:list text:style-name="L1">
                  <text:list-item>
                    <text:p text:style-name="P2">ID</text:p>
                  </text:list-item>
                  <text:list-item>
                    <text:p text:style-name="P2">Name</text:p>
                  </text:list-item>
                  <text:list-item>
                    <text:p text:style-name="P2">Grade</text:p>
                  </text:list-item>
                  <text:list-item>
                    <text:p text:style-name="P2">Topic (n:n)</text:p>
                  </text:list-item>
                  <text:list-item>
                    <text:p text:style-name="P2">Members (1:n)</text:p>
                  </text:list-item>
                  <text:list-item>
                    <text:p text:style-name="P2">Room_id (1:1)</text:p>
                    <text:p text:style-name="P2"/>
                  </text:list-item>
                </text:list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g>
              <draw:g>
                <draw:custom-shape draw:style-name="gr8" draw:text-style-name="P1" draw:layer="layout" svg:width="7.2cm" svg:height="1.3cm" svg:x="50.3cm" svg:y="4.5cm">
                  <text:p text:style-name="P1">Counselor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3" draw:layer="layout" svg:width="7.2cm" svg:height="13.8cm" svg:x="50.3cm" svg:y="5.8cm">
                  <text:list text:style-name="L1">
                    <text:list-item>
                      <text:p text:style-name="P2">ID</text:p>
                    </text:list-item>
                    <text:list-item>
                      <text:p text:style-name="P2">familyName</text:p>
                    </text:list-item>
                    <text:list-item>
                      <text:p text:style-name="P2">givenName</text:p>
                    </text:list-item>
                    <text:list-item>
                      <text:p text:style-name="P2">BirthDate</text:p>
                    </text:list-item>
                    <text:list-item>
                      <text:p text:style-name="P2">Gender</text:p>
                    </text:list-item>
                    <text:list-item>
                      <text:p text:style-name="P2">EmailAdresses (1:n)</text:p>
                    </text:list-item>
                    <text:list-item>
                      <text:p text:style-name="P2">PhoneNumbers (1:n)</text:p>
                    </text:list-item>
                    <text:list-item>
                      <text:p text:style-name="P2">Street</text:p>
                    </text:list-item>
                    <text:list-item>
                      <text:p text:style-name="P2">StreetNumber</text:p>
                    </text:list-item>
                    <text:list-item>
                      <text:p text:style-name="P2">PostalCode</text:p>
                    </text:list-item>
                    <text:list-item>
                      <text:p text:style-name="P2">Place</text:p>
                    </text:list-item>
                    <text:list-item>
                      <text:p text:style-name="P2">ArrivalTime</text:p>
                    </text:list-item>
                    <text:list-item>
                      <text:p text:style-name="P2">ArrivalType</text:p>
                    </text:list-item>
                    <text:list-item>
                      <text:p text:style-name="P2">DepartureTime</text:p>
                    </text:list-item>
                    <text:list-item>
                      <text:p text:style-name="P2">DepartureType</text:p>
                    </text:list-item>
                    <text:list-item>
                      <text:p text:style-name="P2">FoodRestrictions (n:n)</text:p>
                    </text:list-item>
                    <text:list-item>
                      <text:p text:style-name="P2">Room_id (n:1)</text:p>
                    </text:list-item>
                    <text:list-item>
                      <text:p text:style-name="P2">Miscellaneous</text:p>
                    </text:list-item>
                    <text:list-item>
                      <text:p text:style-name="P2">PreferredGrades (?)</text:p>
                      <text:p text:style-name="P2"/>
                    </text:list-item>
                  </text:list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g>
              <draw:custom-shape draw:style-name="gr10" draw:text-style-name="P1" draw:layer="layout" svg:width="6.6cm" svg:height="1.3cm" svg:x="2.2cm" svg:y="7.7cm">
                <text:p text:style-name="P1">EmailA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3" draw:layer="layout" svg:width="6.6cm" svg:height="1.9cm" svg:x="2.2cm" svg:y="9cm">
                <text:list text:style-name="L1">
                  <text:list-item>
                    <text:p text:style-name="P2">ID</text:p>
                  </text:list-item>
                  <text:list-item>
                    <text:p text:style-name="P2">Email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1" draw:text-style-name="P1" draw:layer="layout" svg:width="5cm" svg:height="1.3cm" svg:x="3.9cm" svg:y="26.2cm">
              <text:p text:style-name="P1">PhoneNumb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5cm" svg:height="2.6cm" svg:x="3.9cm" svg:y="27.5cm">
              <text:list text:style-name="L1">
                <text:list-item>
                  <text:p text:style-name="P2">ID</text:p>
                </text:list-item>
                <text:list-item>
                  <text:p text:style-name="P2">Number</text:p>
                </text:list-item>
                <text:list-item>
                  <text:p text:style-name="P2">Owner</text:p>
                  <text:p text:style-name="P2"/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g>
              <draw:custom-shape draw:style-name="gr8" draw:text-style-name="P1" draw:layer="layout" svg:width="7.2cm" svg:height="1.3cm" svg:x="28.6cm" svg:y="3cm">
                <text:p text:style-name="P1">Gues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7.2cm" svg:height="13.8cm" svg:x="28.6cm" svg:y="4.3cm">
                <text:list text:style-name="L1">
                  <text:list-item>
                    <text:p text:style-name="P2">ID</text:p>
                  </text:list-item>
                  <text:list-item>
                    <text:p text:style-name="P2">familyName</text:p>
                  </text:list-item>
                  <text:list-item>
                    <text:p text:style-name="P2">givenName</text:p>
                  </text:list-item>
                  <text:list-item>
                    <text:p text:style-name="P2">BirthDate</text:p>
                  </text:list-item>
                  <text:list-item>
                    <text:p text:style-name="P2">Gender</text:p>
                  </text:list-item>
                  <text:list-item>
                    <text:p text:style-name="P2">EmailAdresses (1:n)</text:p>
                  </text:list-item>
                  <text:list-item>
                    <text:p text:style-name="P2">PhoneNumbers (1:n)</text:p>
                  </text:list-item>
                  <text:list-item>
                    <text:p text:style-name="P2">Street</text:p>
                  </text:list-item>
                  <text:list-item>
                    <text:p text:style-name="P2">StreetNumber</text:p>
                  </text:list-item>
                  <text:list-item>
                    <text:p text:style-name="P2">PostalCode</text:p>
                  </text:list-item>
                  <text:list-item>
                    <text:p text:style-name="P2">Place</text:p>
                  </text:list-item>
                  <text:list-item>
                    <text:p text:style-name="P2">ArrivalTime</text:p>
                  </text:list-item>
                  <text:list-item>
                    <text:p text:style-name="P2">ArrivalType</text:p>
                  </text:list-item>
                  <text:list-item>
                    <text:p text:style-name="P2">DepartureTime</text:p>
                  </text:list-item>
                  <text:list-item>
                    <text:p text:style-name="P2">DepartureType</text:p>
                  </text:list-item>
                  <text:list-item>
                    <text:p text:style-name="P2">FoodRestrictions (n:n)</text:p>
                  </text:list-item>
                  <text:list-item>
                    <text:p text:style-name="P2">Room_id (n:1)</text:p>
                  </text:list-item>
                  <text:list-item>
                    <text:p text:style-name="P2">Miscellaneous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g>
              <draw:g>
                <draw:custom-shape draw:style-name="gr13" draw:text-style-name="P1" draw:layer="layout" svg:width="10.5cm" svg:height="1.34cm" svg:x="38.4cm" svg:y="14.2cm">
                  <text:p text:style-name="P1">Participan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draw:text-style-name="P3" draw:layer="layout" svg:width="10.5cm" svg:height="25.46cm" svg:x="38.4cm" svg:y="15.54cm">
                  <text:list text:style-name="L1">
                    <text:list-item>
                      <text:p text:style-name="P2">ID</text:p>
                    </text:list-item>
                    <text:list-item>
                      <text:p text:style-name="P2">familyName</text:p>
                    </text:list-item>
                    <text:list-item>
                      <text:p text:style-name="P2">givenName</text:p>
                    </text:list-item>
                    <text:list-item>
                      <text:p text:style-name="P2">BirthDate</text:p>
                    </text:list-item>
                    <text:list-item>
                      <text:p text:style-name="P2">Gender</text:p>
                    </text:list-item>
                    <text:list-item>
                      <text:p text:style-name="P2">EmailAdresses (1:n)</text:p>
                    </text:list-item>
                    <text:list-item>
                      <text:p text:style-name="P2">PhoneNumbers (1:n)</text:p>
                    </text:list-item>
                    <text:list-item>
                      <text:p text:style-name="P2">Street</text:p>
                    </text:list-item>
                    <text:list-item>
                      <text:p text:style-name="P2">StreetNumber</text:p>
                    </text:list-item>
                    <text:list-item>
                      <text:p text:style-name="P2">PostalCode</text:p>
                    </text:list-item>
                    <text:list-item>
                      <text:p text:style-name="P2">Place</text:p>
                    </text:list-item>
                    <text:list-item>
                      <text:p text:style-name="P2">ArrivalTime</text:p>
                    </text:list-item>
                    <text:list-item>
                      <text:p text:style-name="P2">ArrivalType</text:p>
                    </text:list-item>
                    <text:list-item>
                      <text:p text:style-name="P2">DepartureTime</text:p>
                    </text:list-item>
                    <text:list-item>
                      <text:p text:style-name="P2">DepartureType</text:p>
                    </text:list-item>
                    <text:list-item>
                      <text:p text:style-name="P2">FoodRestrictions (n:n)</text:p>
                    </text:list-item>
                    <text:list-item>
                      <text:p text:style-name="P2">Room_id (n:1)</text:p>
                    </text:list-item>
                    <text:list-item>
                      <text:p text:style-name="P2">Miscellaneous</text:p>
                    </text:list-item>
                    <text:list-item>
                      <text:p text:style-name="P2">CampPrize</text:p>
                    </text:list-item>
                    <text:list-item>
                      <text:p text:style-name="P2">MoneyPayedAlready</text:p>
                    </text:list-item>
                    <text:list-item>
                      <text:p text:style-name="P2">MathCircle_id (n:1)</text:p>
                    </text:list-item>
                    <text:list-item>
                      <text:p text:style-name="P2">Grade</text:p>
                    </text:list-item>
                    <text:list-item>
                      <text:p text:style-name="P2">TopicWishes (n:n)</text:p>
                    </text:list-item>
                    <text:list-item>
                      <text:p text:style-name="P2">EmailAdressesParents (n:n)</text:p>
                    </text:list-item>
                    <text:list-item>
                      <text:p text:style-name="P2">PhoneNumbersEmergency (n:n)</text:p>
                    </text:list-item>
                    <text:list-item>
                      <text:p text:style-name="P2">Picture</text:p>
                    </text:list-item>
                    <text:list-item>
                      <text:p text:style-name="P2">DepartureOtherPerson</text:p>
                    </text:list-item>
                    <text:list-item>
                      <text:p text:style-name="P2">Friends (n:n)</text:p>
                    </text:list-item>
                    <text:list-item>
                      <text:p text:style-name="P2">Instruments (n:n)</text:p>
                    </text:list-item>
                    <text:list-item>
                      <text:p text:style-name="P2">Illnesses (n:n)</text:p>
                    </text:list-item>
                    <text:list-item>
                      <text:p text:style-name="P2">RideSharingPermission</text:p>
                    </text:list-item>
                    <text:list-item>
                      <text:p text:style-name="P2">SwimmingPermission</text:p>
                    </text:list-item>
                    <text:list-item>
                      <text:p text:style-name="P2">LeavingPermission</text:p>
                    </text:list-item>
                    <text:list-item>
                      <text:p text:style-name="P2">SportsPermission</text:p>
                    </text:list-item>
                    <text:list-item>
                      <text:p text:style-name="P2">Penalties (n:n)</text:p>
                    </text:list-item>
                  </text:list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custom-shape draw:style-name="gr1" draw:text-style-name="P1" draw:layer="layout" svg:width="5cm" svg:height="1.3cm" svg:x="11.3cm" svg:y="21cm">
            <text:p text:style-name="P1">Instru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11.3cm" svg:y="22.3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9.4cm" svg:y="16.1cm">
            <text:p text:style-name="P1">Equip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9.4cm" svg:y="17.4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8cm" svg:y="11.5cm">
            <text:p text:style-name="P1">FoodRestric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8cm" svg:y="12.8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10.8cm" svg:y="7.5cm">
            <text:p text:style-name="P1">Illne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10.8cm" svg:y="8.8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cm" svg:height="1.3cm" svg:x="2.4cm" svg:y="14.2cm">
            <text:p text:style-name="P1">CircleSlo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2.4cm" svg:y="15.5cm">
            <text:list text:style-name="L1">
              <text:list-item>
                <text:p text:style-name="P2">ID</text:p>
              </text:list-item>
              <text:list-item>
                <text:p text:style-name="P2">Ti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5.7cm" svg:height="1.3cm" svg:x="29.3cm" svg:y="22cm">
              <text:p text:style-name="P1">GeneralRoo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5.7cm" svg:height="2.4cm" svg:x="29.3cm" svg:y="23.3cm">
              <text:list text:style-name="L1">
                <text:list-item>
                  <text:p text:style-name="P2">ID</text:p>
                </text:list-item>
                <text:list-item>
                  <text:p text:style-name="P2">Name</text:p>
                </text:list-item>
                <text:list-item>
                  <text:p text:style-name="P2">Equipment (n:n)</text:p>
                  <text:p text:style-name="P2"/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8" draw:text-style-name="P1" draw:layer="layout" svg:width="7.8cm" svg:height="1.3cm" svg:x="24.2cm" svg:y="27.8cm">
                <text:p text:style-name="P1">PrivateRoo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3" draw:layer="layout" svg:width="7.8cm" svg:height="4.7cm" svg:x="24.2cm" svg:y="29.1cm">
                <text:list text:style-name="L1">
                  <text:list-item>
                    <text:p text:style-name="P2">ID</text:p>
                  </text:list-item>
                  <text:list-item>
                    <text:p text:style-name="P2">Name</text:p>
                  </text:list-item>
                  <text:list-item>
                    <text:p text:style-name="P2">Capacity</text:p>
                  </text:list-item>
                  <text:list-item>
                    <text:p text:style-name="P2">Inhabitants (1:n)</text:p>
                  </text:list-item>
                  <text:list-item>
                    <text:p text:style-name="P2">Bedtime</text:p>
                  </text:list-item>
                  <text:list-item>
                    <text:p text:style-name="P2">reservedForCounselor</text:p>
                    <text:p text:style-name="P2"/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1" draw:text-style-name="P1" draw:layer="layout" svg:width="5cm" svg:height="1.3cm" svg:x="16.1cm" svg:y="16.2cm">
            <text:p text:style-name="P1">Penal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5cm" svg:height="1.7cm" svg:x="16.1cm" svg:y="17.5cm">
            <text:list text:style-name="L1">
              <text:list-item>
                <text:p text:style-name="P2">ID</text:p>
              </text:list-item>
              <text:list-item>
                <text:p text:style-name="P2">Name</text:p>
                <text:p text:style-name="P2"/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6:27:07.397000000</meta:creation-date>
    <dc:date>2018-04-01T17:36:07.560848030</dc:date>
    <meta:editing-duration>PT2H31M23S</meta:editing-duration>
    <meta:editing-cycles>15</meta:editing-cycles>
    <meta:generator>LibreOffice/5.4.5.1$Linux_X86_64 LibreOffice_project/40m0$Build-1</meta:generator>
    <meta:document-statistic meta:object-count="69"/>
  </office:meta>
</office:document-meta>
</file>